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bb4f8" officeooo:paragraph-rsid="001bb4f8"/>
    </style:style>
    <style:style style:name="P2" style:family="paragraph" style:parent-style-name="Standard">
      <style:text-properties officeooo:rsid="001d574c" officeooo:paragraph-rsid="001d57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ilding and Deploying a Curved Screen</text:p>
      <text:p text:style-name="P1"/>
      <text:p text:style-name="P2">Design the Screen</text:p>
      <text:p text:style-name="P2"/>
      <text:p text:style-name="P2">Fly Elise design</text:p>
      <text:p text:style-name="P2"/>
      <text:p text:style-name="P2">Buy the Screen</text:p>
      <text:p text:style-name="P2"/>
      <text:p text:style-name="P2">South Korean screen company</text:p>
      <text:p text:style-name="P2"/>
      <text:p text:style-name="P2">Align the Screen</text:p>
      <text:p text:style-name="P2"/>
      <text:p text:style-name="P2">In windows group the three projectors together using Surround view</text:p>
      <text:p text:style-name="P2">Fly Elise Calibration Pro (which needs Fly Elise Ultimate Version</text:p>
      <text:p text:style-name="P2">start the Client – and then the Server. <text:s/></text:p>
      <text:p text:style-name="P2">In the Server select the projectors, best to do one by one to ensure you have them in the right order (3x1)</text:p>
      <text:p text:style-name="P2">Set screen size of 40 * 10</text:p>
      <text:p text:style-name="P2"/>
      <text:p text:style-name="P2">Place Dots on the Screen</text:p>
      <text:p text:style-name="P2"/>
      <text:p text:style-name="P2">Once the Squares are good </text:p>
      <text:p text:style-name="P2"/>
      <text:p text:style-name="P2">Then Calculate frustrion</text:p>
      <text:p text:style-name="P2">Export both Procalbllib and enable DCS (needs two check boxes)</text:p>
      <text:p text:style-name="P2">Copy the exported files from the Fly Elise Calibration Pro to <text:a xlink:type="simple" xlink:href="../../../../../c:/wrap000" text:style-name="Internet_20_link" text:visited-style-name="Visited_20_Internet_20_Link">c:\wrap000</text:a>) you are allowed to use folders and the Monitor.lua file to My Saved Games\DCS]Config\Monitor</text:p>
      <text:p text:style-name="P2"/>
      <text:p text:style-name="P2">In Fly Elise Pro</text:p>
      <text:p text:style-name="P2">Set and remember the Desktop and Window Warp files. <text:s/>It looks like Fly Elise goes looking for the execution of specific executables to determine if warping is needed or not</text:p>
      <text:p text:style-name="P2">I found display both the warped and warped cursor was useful</text:p>
      <text:p text:style-name="P2">Import the hardware Cabliration file that was copied to <text:a xlink:type="simple" xlink:href="../../../../../c:/warp000" text:style-name="Internet_20_link" text:visited-style-name="Visited_20_Internet_20_Link">c:\warp000</text:a></text:p>
      <text:p text:style-name="P2">Use the Multi-projector calibration fie</text:p>
      <text:p text:style-name="P2">Select Games DCS and Specify the folder in Saved Games – it only goes looking for monitor.lua</text:p>
      <text:p text:style-name="P2"/>
      <text:p text:style-name="P2">In DCS – do not use Full screen, <text:s/>Set the Screen resolution to cover all screens – select the Monitor.lua file.</text:p>
      <text:p text:style-name="P2">While doing initial trouble shooting you may want to select one screen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19T05:43:30.283975894</meta:creation-date>
    <dc:date>2022-09-19T05:57:44.821181610</dc:date>
    <meta:editing-duration>PT14M14S</meta:editing-duration>
    <meta:editing-cycles>2</meta:editing-cycles>
    <meta:generator>LibreOffice/7.2.1.2$MacOSX_X86_64 LibreOffice_project/87b77fad49947c1441b67c559c339af8f3517e22</meta:generator>
    <meta:document-statistic meta:table-count="0" meta:image-count="0" meta:object-count="0" meta:page-count="1" meta:paragraph-count="24" meta:word-count="234" meta:character-count="1362" meta:non-whitespace-character-count="1143"/>
  </office:meta>
</office:document-meta>
</file>